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rsid="001bc090" officeooo:paragraph-rsid="001bc090"/>
    </style:style>
    <style:style style:name="P2" style:family="paragraph" style:parent-style-name="Text_20_body" style:list-style-name="L1">
      <style:text-properties officeooo:rsid="001bc090" officeooo:paragraph-rsid="001bc090"/>
    </style:style>
    <style:style style:name="P3" style:family="paragraph" style:parent-style-name="Text_20_body" style:list-style-name="L1">
      <style:text-properties officeooo:rsid="001c7fd9" officeooo:paragraph-rsid="001c7fd9"/>
    </style:style>
    <style:style style:name="P4" style:family="paragraph" style:parent-style-name="Text_20_body" style:list-style-name="L1">
      <style:text-properties officeooo:rsid="001fe98a" officeooo:paragraph-rsid="001fe98a"/>
    </style:style>
    <style:style style:name="P5" style:family="paragraph" style:parent-style-name="Text_20_body" style:list-style-name="L1">
      <style:text-properties officeooo:rsid="00216bcb" officeooo:paragraph-rsid="00216bcb"/>
    </style:style>
    <style:style style:name="P6" style:family="paragraph" style:parent-style-name="Text_20_body" style:list-style-name="L1">
      <style:text-properties officeooo:rsid="0021b2eb" officeooo:paragraph-rsid="0021b2eb"/>
    </style:style>
    <style:style style:name="P7" style:family="paragraph" style:parent-style-name="Text_20_body" style:list-style-name="L1">
      <style:text-properties officeooo:rsid="0024c153" officeooo:paragraph-rsid="0024c153"/>
    </style:style>
    <style:style style:name="P8" style:family="paragraph" style:parent-style-name="Text_20_body" style:list-style-name="L1">
      <style:text-properties officeooo:rsid="002627e2" officeooo:paragraph-rsid="002627e2"/>
    </style:style>
    <style:style style:name="P9" style:family="paragraph" style:parent-style-name="Text_20_body" style:list-style-name="L2">
      <style:text-properties officeooo:rsid="00241219" officeooo:paragraph-rsid="00241219"/>
    </style:style>
    <style:style style:name="T1" style:family="text">
      <style:text-properties officeooo:rsid="001c1ccf"/>
    </style:style>
    <style:style style:name="T2" style:family="text">
      <style:text-properties officeooo:rsid="001e7f0e"/>
    </style:style>
    <style:style style:name="T3" style:family="text">
      <style:text-properties officeooo:rsid="001fe98a"/>
    </style:style>
    <style:style style:name="T4" style:family="text">
      <style:text-properties style:use-window-font-color="true" loext:opacity="0%"/>
    </style:style>
    <style:style style:name="T5" style:family="text">
      <style:text-properties officeooo:rsid="00234987"/>
    </style:style>
    <style:style style:name="T6" style:family="text">
      <style:text-properties style:text-underline-style="solid" style:text-underline-width="auto" style:text-underline-color="font-color"/>
    </style:style>
    <style:style style:name="T7" style:family="text">
      <style:text-properties officeooo:rsid="00280b7b"/>
    </style:style>
    <style:style style:name="T8" style:family="text">
      <style:text-properties officeooo:rsid="0028136f"/>
    </style:style>
    <style:style style:name="T9" style:family="text">
      <style:text-properties officeooo:rsid="002a0bb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p Down Game</text:h>
      <text:h text:style-name="P1" text:outline-level="3">Scope/Goals:</text:h>
      <text:list xml:id="list2243217567" text:style-name="L1">
        <text:list-item>
          <text:p text:style-name="P2">Open world game similar to BotW/Elden Ring/<text:span text:style-name="T3">Hyper Light Drifter</text:span> in format</text:p>
          <text:list>
            <text:list-item>
              <text:p text:style-name="P2">Clear main objective</text:p>
            </text:list-item>
            <text:list-item>
              <text:p text:style-name="P2">Clear prerequisite steps before tackling the main objective</text:p>
            </text:list-item>
            <text:list-item>
              <text:p text:style-name="P2">Side quests that run with or without player interaction – possible that player only intersects with the quests at steps 4 and 9, for example. <text:span text:style-name="T1">The ending of these quests – the fate of the characters who are entwined in them – depend on how much successful interaction the player had (Blaithe turns evil? Or do you save him? Etc.)</text:span></text:p>
            </text:list-item>
            <text:list-item>
              <text:p text:style-name="P3">Paths to each prerequisite has a necessary progression in power/flexibility. Climbing Death Mountain requires lava-proof clothes (requires cash and a store) or heat-reducing food (requires materials <text:span text:style-name="T2">from another area – somewhere cold!</text:span>).</text:p>
            </text:list-item>
          </text:list>
        </text:list-item>
        <text:list-item>
          <text:p text:style-name="P4">Single-player game. No multiplayer what-so-ever (save that for another game).</text:p>
        </text:list-item>
        <text:list-item>
          <text:p text:style-name="P5">Combat is a mix of Hyper Light Drifter, Minish Cap, and Yoshi’s Island</text:p>
          <text:list>
            <text:list-item>
              <text:p text:style-name="P6">Health is visual, not a huge number or a near-continuous bar. Like mario getting smaller when he’s hit.</text:p>
            </text:list-item>
            <text:list-item>
              <text:p text:style-name="P6"><text:span text:style-name="T4">Running out of health</text:span> can be recovered from like in Yoshi’s Island. <text:span text:style-name="T5">Just changes the objective and focus.</text:span></text:p>
            </text:list-item>
          </text:list>
        </text:list-item>
        <text:list-item>
          <text:p text:style-name="P7">Progression is in the form of perks gained by completing side quests – <text:span text:style-name="T6">a perk is a person</text:span>, not a reward. But by opening some doors, you permanently close others – after gaining <text:span text:style-name="T4">a Boon</text:span>, you gain a Bane.</text:p>
        </text:list-item>
        <text:list-item>
          <text:p text:style-name="P7">Dialogue is more free, but also more personable. Asking people about things they don’t understand will make them cranky and not want to talk anymore. Sometimes asking about one thing won’t get you anywhere until you ask about something else, then ask about the first thing again.</text:p>
        </text:list-item>
        <text:list-item>
          <text:p text:style-name="P8">An unexperienced playthrough should only take around 10 hours. An experienced playthrough might be closer to 2 hours <text:span text:style-name="T7">(no major bosses skipped) </text:span><text:span text:style-name="T8">and would rapidly acquire Boons and Banes </text:span><text:span text:style-name="T9">by quickly completing side quests.</text:span></text:p>
        </text:list-item>
      </text:list>
      <text:h text:style-name="Heading_20_3" text:outline-level="3">Questions/Implications:</text:h>
      <text:list xml:id="list1066104126" text:style-name="L2">
        <text:list-item>
          <text:p text:style-name="P9">Are there NPCs other than side quest NPCs? If not, why is the world so empty? If yes, why would a player talk to them (how can some of them make you more lethal)?</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use-window-font-color="true" loext:opacity="0%" officeooo:rsid="0019e30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start" style:justify-single-word="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5T16:40:05.473000000</dc:date>
    <meta:editing-duration>PT15M10S</meta:editing-duration>
    <meta:editing-cycles>15</meta:editing-cycles>
    <meta:generator>LibreOffice/7.2.2.2$Windows_X86_64 LibreOffice_project/02b2acce88a210515b4a5bb2e46cbfb63fe97d56</meta:generator>
    <meta:document-statistic meta:table-count="0" meta:image-count="0" meta:object-count="0" meta:page-count="1" meta:paragraph-count="16" meta:word-count="339" meta:character-count="1992" meta:non-whitespace-character-count="1676"/>
  </office:meta>
</office:document-meta>
</file>